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cd289" officeooo:paragraph-rsid="002cd289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28fcfc"/>
    </style:style>
    <style:style style:name="P5" style:family="paragraph" style:parent-style-name="Text_20_body">
      <style:text-properties officeooo:rsid="0025c1a8" officeooo:paragraph-rsid="0025c1a8"/>
    </style:style>
    <style:style style:name="P6" style:family="paragraph" style:parent-style-name="Heading_20_1">
      <style:text-properties officeooo:rsid="0029c648" officeooo:paragraph-rsid="0029c648"/>
    </style:style>
    <style:style style:name="P7" style:family="paragraph" style:parent-style-name="Text_20_body">
      <style:text-properties officeooo:rsid="0029c648" officeooo:paragraph-rsid="0029c648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cd289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mutation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7.2</text:span> of the textbook: <text:span text:style-name="T3">1 – 2, 9 – 12, 19 – 22</text:span>.</text:p>
        <text:p text:style-name="Text_20_body">For reference, the text of the problems are duplicated below. </text:p>
        <text:p text:style-name="Text_20_body">In the following exercises, rewrite the percent in decimal form.</text:p>
        <text:p text:style-name="Text_20_body">5. 18%</text:p>
        <text:p text:style-name="Text_20_body">6. 9%</text:p>
        <text:p text:style-name="Text_20_body">7. 71.2%</text:p>
        <text:p text:style-name="Text_20_body">21. 36 people in a village of 150 want to install a new splashpad at the local playground. What percent of the village wants to install the new splashpad?</text:p>
        <text:p text:style-name="Text_20_body">22. Mitena is enrolled in a movie appreciation course. There are 84 students (including Mitena) in the course. After having the students fill out a survey, the professor informs the students that 45.2% chose horror as their favorite movie genre. How many students in Mitena’s class chose horror as their favorite movie genre? Round off to the nearest integer.</text:p>
        <text:p text:style-name="Text_20_body">23. Jadyn’s dorm has a “Rick and Morty night” every Wednesday during the semester. One Wednesday, 27 students from the dorm come to watch the TV show Rick and Morty. Jadyn knows this is 30% of the dorm’s residents. How many students reside in the dorm?</text:p>
      </text:section>
      <text:section text:style-name="Sect2" text:name="Answer Section">
        <text:h text:style-name="P4" text:outline-level="1">Answer Key</text:h>
        <text:p text:style-name="P5">5. 0.18</text:p>
        <text:p text:style-name="P5">6. 0.09</text:p>
        <text:p text:style-name="P5">7. 0.712</text:p>
        <text:p text:style-name="P5">21. 24%</text:p>
        <text:p text:style-name="P5">22. 38 students</text:p>
        <text:p text:style-name="P5">23. 90 students</text:p>
      </text:section>
      <text:section text:style-name="Sect1" text:name="Feedback Section">
        <text:h text:style-name="P6" text:outline-level="1">Student Feedback Templates</text:h>
        <text:p text:style-name="P7">#5 should be 0.18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40:25.658000000</meta:creation-date>
    <meta:editing-duration>PT1M10S</meta:editing-duration>
    <meta:editing-cycles>2</meta:editing-cycles>
    <meta:generator>LibreOffice/24.8.2.1$Windows_x86 LibreOffice_project/0f794b6e29741098670a3b95d60478a65d05ef13</meta:generator>
    <dc:title>Homework Assignment</dc:title>
    <dc:date>2024-11-11T15:41:35.560000000</dc:date>
    <meta:document-statistic meta:table-count="0" meta:image-count="0" meta:object-count="0" meta:page-count="1" meta:paragraph-count="22" meta:word-count="210" meta:character-count="1252" meta:non-whitespace-character-count="1060"/>
    <meta:template xlink:type="simple" xlink:actuate="onRequest" xlink:title="Homework Assignment" xlink:href="../../../../../../Desktop/PortableApps/LibreOfficePortable/Data/settings/user/template/Homework%20Assignment.ott" meta:date="2024-11-11T15:40:25.392000000"/>
  </office:meta>
</office:document-meta>
</file>